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4"><text:s text:c="5"/></text:p>
            <text:p text:style-name="P14"><text:s text:c="5"/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get_s3(o.cons_loca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5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1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9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6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)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<text:soft-page-break/>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6-04T15:11:22</dc:date>
    <meta:editing-duration>PT17H1M26S</meta:editing-duration>
    <meta:editing-cycles>352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5" meta:word-count="148" meta:character-count="1918" meta:non-whitespace-character-count="1579"/>
  </office:meta>
</office:document-meta>
</file>